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5FB0000160FF0BE7D37.svg" manifest:media-type="image/svg+xml"/>
  <manifest:file-entry manifest:full-path="Pictures/100002010000032000000049CBC4EA47.png" manifest:media-type="image/png"/>
  <manifest:file-entry manifest:full-path="Pictures/2000003F000019F8000016E1B25DA732.svm" manifest:media-type=""/>
  <manifest:file-entry manifest:full-path="Pictures/2000003F000019F8000016E1F6640E0E.svm" manifest:media-type=""/>
  <manifest:file-entry manifest:full-path="Pictures/1000000000000064000000254EDBE6F7.jpg" manifest:media-type="image/jpeg"/>
  <manifest:file-entry manifest:full-path="Pictures/20000001000008790000069000E98D7F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8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7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625cm"/>
    </style:style>
    <style:style style:name="gr9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, 1.679cm, 2.24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14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padding-top="0.05cm" fo:padding-bottom="0.05cm" fo:padding-left="0.08cm" fo:padding-right="0.08cm"/>
    </style:style>
    <style:style style:name="P1" style:family="paragraph">
      <style:paragraph-properties fo:text-align="center"/>
    </style:style>
    <style:style style:name="P2" style:family="paragraph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>
      <style:paragraph-properties fo:text-align="center"/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333333" fo:font-family="'DejaVu Sans Mono'" style:font-family-generic="modern" style:font-pitch="fixe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>
      <style:paragraph-properties fo:text-align="start"/>
      <style:text-properties fo:color="#333333"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c01238" fo:font-family="'DejaVu Sans Mono'" style:font-family-generic="modern" style:font-pitch="fixed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333333" fo:font-family="'DejaVu Sans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333333" fo:font-family="'DejaVu Sans Mono'" style:font-family-generic="modern" style:font-pitch="fixed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333333"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375cm" svg:height="4.375cm" svg:x="5.75cm" svg:y="4.875cm">
          <draw:image xlink:href="Pictures/20000001000008790000069000E98D7F.svg" xlink:type="simple" xlink:show="embed" xlink:actuate="onLoad">
            <text:p/>
          </draw:image>
        </draw:frame>
        <draw:frame draw:style-name="gr1" draw:text-style-name="P1" draw:layer="layout" svg:width="2cm" svg:height="1.76cm" svg:x="8.18cm" svg:y="9.5cm">
          <draw:image xlink:href="Pictures/2000003F000019F8000016E1F6640E0E.svm" xlink:type="simple" xlink:show="embed" xlink:actuate="onLoad">
            <text:p/>
          </draw:image>
        </draw:frame>
        <draw:g>
          <draw:path draw:style-name="gr2" draw:text-style-name="P1" draw:layer="layout" svg:width="2.761cm" svg:height="2.051cm" svg:x="8.359cm" svg:y="0.796cm" svg:viewBox="0 0 2762 2052" svg:d="m2458 1418c338 607-476 559-727 512-270 203-608 134-743-68-215 184-874 211-743-337-270-135-404-607 67-810-158-396 388-615 676-405 135-472 723-358 862 28 338-202 1031 106 608 405 405 202 405 540 0 675z">
            <text:p/>
          </draw:path>
          <draw:path draw:style-name="gr3" draw:text-style-name="P1" draw:layer="layout" svg:width="0.115cm" svg:height="0.185cm" svg:x="10.907cm" svg:y="2.29cm" svg:viewBox="0 0 116 186" svg:d="m54 0c32 64 52 122 62 175l-29 5-29 6c-9-47-28-100-58-160l27-13z">
            <text:p/>
          </draw:path>
          <draw:path draw:style-name="gr3" draw:text-style-name="P1" draw:layer="layout" svg:width="0.101cm" svg:height="0.182cm" svg:x="10.929cm" svg:y="2.532cm" svg:viewBox="0 0 102 183" svg:d="m102 0v11c0 35-5 66-14 94-10 29-23 55-41 78l-23-18-24-17c14-19 25-39 31-61 8-23 12-48 12-76v-9l29-1z">
            <text:p/>
          </draw:path>
          <draw:path draw:style-name="gr3" draw:text-style-name="P1" draw:layer="layout" svg:width="0.184cm" svg:height="0.132cm" svg:x="10.747cm" svg:y="2.718cm" svg:viewBox="0 0 185 133" svg:d="m185 44c-22 20-48 38-76 52s-58 27-91 37l-9-28-9-28c29-9 56-20 81-33s46-27 66-44l19 22z">
            <text:p/>
          </draw:path>
          <draw:path draw:style-name="gr3" draw:text-style-name="P1" draw:layer="layout" svg:width="0.184cm" svg:height="0.082cm" svg:x="10.521cm" svg:y="2.81cm" svg:viewBox="0 0 185 83" svg:d="m185 57c-58 14-119 22-181 26l-2-29-2-30c58-4 117-11 172-24l6 28z">
            <text:p/>
          </draw:path>
          <draw:path draw:style-name="gr3" draw:text-style-name="P1" draw:layer="layout" svg:width="0.18cm" svg:height="0.064cm" svg:x="10.282cm" svg:y="2.83cm" svg:viewBox="0 0 181 65" svg:d="m181 65h-36c-50 0-100-2-145-6l3-29 2-30c44 4 91 6 140 6 12 0 23 0 36-1v30z">
            <text:p/>
          </draw:path>
          <draw:path draw:style-name="gr3" draw:text-style-name="P1" draw:layer="layout" svg:width="0.175cm" svg:height="0.112cm" svg:x="10.053cm" svg:y="2.813cm" svg:viewBox="0 0 176 113" svg:d="m168 70c-21-3-40-6-58-9-27 19-54 37-81 52l-14-26-15-26c29-16 58-34 87-55l2-2c4-4 10-4 15-4 2 0 3 0 5 1 20 4 43 7 67 10l-4 29zm-65-41c4 1 7 1 11 2 4-2 7-5 11-7l-17-24z">
            <text:p/>
          </draw:path>
          <draw:path draw:style-name="gr3" draw:text-style-name="P1" draw:layer="layout" svg:width="0.185cm" svg:height="0.109cm" svg:x="9.84cm" svg:y="2.901cm" svg:viewBox="0 0 186 110" svg:d="m186 54c-59 27-118 46-175 56l-6-29-5-29c53-10 107-27 162-52l12 27z">
            <text:p/>
          </draw:path>
          <draw:path draw:style-name="gr3" draw:text-style-name="P1" draw:layer="layout" svg:width="0.185cm" svg:height="0.075cm" svg:x="9.604cm" svg:y="2.944cm" svg:viewBox="0 0 186 76" svg:d="m186 74c-15 1-30 2-45 2-49 0-97-6-141-19l8-29 8-28c39 11 81 17 125 17 14 0 27-1 40-2l3 29z">
            <text:p/>
          </draw:path>
          <draw:path draw:style-name="gr3" draw:text-style-name="P1" draw:layer="layout" svg:width="0.176cm" svg:height="0.149cm" svg:x="9.392cm" svg:y="2.83cm" svg:viewBox="0 0 177 150" svg:d="m153 150c-58-25-110-63-153-110l22-20 22-20c37 41 82 73 133 96l-12 26z">
            <text:p/>
          </draw:path>
          <draw:path draw:style-name="gr3" draw:text-style-name="P1" draw:layer="layout" svg:width="0.185cm" svg:height="0.124cm" svg:x="9.209cm" svg:y="2.79cm" svg:viewBox="0 0 186 125" svg:d="m186 46c-24 18-50 34-79 47s-60 24-92 32l-8-29-7-29c29-7 57-16 82-27s47-25 67-40l19 23z">
            <text:p/>
          </draw:path>
          <draw:path draw:style-name="gr3" draw:text-style-name="P1" draw:layer="layout" svg:width="0.185cm" svg:height="0.064cm" svg:x="8.976cm" svg:y="2.868cm" svg:viewBox="0 0 186 65" svg:d="m186 58c-31 5-63 7-95 7-30 0-60-2-91-6l4-29 4-29c27 3 56 5 83 5 29 0 58-2 87-6l3 29z">
            <text:p/>
          </draw:path>
          <draw:path draw:style-name="gr3" draw:text-style-name="P1" draw:layer="layout" svg:width="0.186cm" svg:height="0.115cm" svg:x="8.741cm" svg:y="2.801cm" svg:viewBox="0 0 187 116" svg:d="m175 116c-62-13-121-35-175-65l15-26 14-25c48 27 103 47 158 58l-6 29z">
            <text:p/>
          </draw:path>
          <draw:path draw:style-name="gr3" draw:text-style-name="P1" draw:layer="layout" svg:width="0.161cm" svg:height="0.169cm" svg:x="8.562cm" svg:y="2.649cm" svg:viewBox="0 0 162 170" svg:d="m126 170c-50-38-94-84-126-140l26-15 25-15c29 49 66 90 111 122l-18 23z">
            <text:p/>
          </draw:path>
          <draw:path draw:style-name="gr3" draw:text-style-name="P1" draw:layer="layout" svg:width="0.086cm" svg:height="0.183cm" svg:x="8.503cm" svg:y="2.438cm" svg:viewBox="0 0 87 184" svg:d="m32 184c-21-52-32-112-32-178v-6h30l30 1v5c0 58 9 110 27 156l-27 11z">
            <text:p/>
          </draw:path>
          <draw:path draw:style-name="gr3" draw:text-style-name="P1" draw:layer="layout" svg:width="0.186cm" svg:height="0.15cm" svg:x="8.38cm" svg:y="2.246cm" svg:viewBox="0 0 187 151" svg:d="m127 127 27 3 3-6-29-4c-1 2-1 5-1 7zm58 7-29-4h-2l-10 21c-53-26-102-64-144-111l22-20 22-20c37 41 79 75 126 97 1 1 2 1 2 2 0 6 8 6 11 10s4 10 4 15c0 2 0 2-1 4 0 2 0 4-1 6z">
            <text:p/>
          </draw:path>
          <draw:path draw:style-name="gr3" draw:text-style-name="P1" draw:layer="layout" svg:width="0.13cm" svg:height="0.183cm" svg:x="8.258cm" svg:y="2.053cm" svg:viewBox="0 0 131 184" svg:d="m83 184c-36-49-64-106-83-166l28-10 28-8c18 54 43 105 75 150l-25 17z">
            <text:p/>
          </draw:path>
          <draw:path draw:style-name="gr3" draw:text-style-name="P1" draw:layer="layout" svg:width="0.069cm" svg:height="0.186cm" svg:x="8.23cm" svg:y="1.824cm" svg:viewBox="0 0 70 187" svg:d="m12 187c-8-38-12-77-12-116 0-24 2-47 5-71l29 4 30 4c-4 21-5 43-5 63 0 35 4 70 11 104l-29 6z">
            <text:p/>
          </draw:path>
          <draw:path draw:style-name="gr3" draw:text-style-name="P1" draw:layer="layout" svg:width="0.128cm" svg:height="0.183cm" svg:x="8.247cm" svg:y="1.593cm" svg:viewBox="0 0 129 184" svg:d="m0 169c16-59 42-116 82-169l24 18 23 18c-35 47-58 96-72 148l-29-7z">
            <text:p/>
          </draw:path>
          <draw:path draw:style-name="gr3" draw:text-style-name="P1" draw:layer="layout" svg:width="0.175cm" svg:height="0.151cm" svg:x="8.369cm" svg:y="1.436cm" svg:viewBox="0 0 176 152" svg:d="m0 111c39-41 88-79 147-111l15 25 14 26c-53 30-98 64-133 101l-22-20z">
            <text:p/>
          </draw:path>
          <draw:path draw:style-name="gr3" draw:text-style-name="P1" draw:layer="layout" svg:width="0.092cm" svg:height="0.19cm" svg:x="8.542cm" svg:y="1.27cm" svg:viewBox="0 0 93 191" svg:d="m32 137 12 27 19-9-12-26c-6 2-13 5-19 8zm24 54-12-27v0l-8 3c-25-60-36-116-36-167h30 29c0 44 10 93 31 145 2 3 3 7 3 10 0 7-2 11-4 16s-6 7-11 10c-1 1-2 1-4 2-6 2-12 5-18 8z">
            <text:p/>
          </draw:path>
          <draw:path draw:style-name="gr3" draw:text-style-name="P1" draw:layer="layout" svg:width="0.131cm" svg:height="0.179cm" svg:x="8.548cm" svg:y="1.038cm" svg:viewBox="0 0 132 180" svg:d="m0 169c6-34 18-64 33-92s34-54 57-77l21 21 21 20c-19 19-35 41-47 64-13 23-22 48-27 75l-29-5z">
            <text:p/>
          </draw:path>
          <draw:path draw:style-name="gr3" draw:text-style-name="P1" draw:layer="layout" svg:width="0.184cm" svg:height="0.125cm" svg:x="8.686cm" svg:y="0.917cm" svg:viewBox="0 0 185 126" svg:d="m0 79c49-36 107-63 171-79l7 28 7 29c-56 14-107 38-150 69l-17-23z">
            <text:p/>
          </draw:path>
          <draw:path draw:style-name="gr3" draw:text-style-name="P1" draw:layer="layout" svg:width="0.186cm" svg:height="0.066cm" svg:x="8.918cm" svg:y="0.897cm" svg:viewBox="0 0 187 67" svg:d="m0 7c29-5 59-7 88-7 33 0 66 3 99 8l-5 30-5 29c-29-5-59-7-89-7-27 0-53 1-79 5l-4-29z">
            <text:p/>
          </draw:path>
          <draw:path draw:style-name="gr3" draw:text-style-name="P1" draw:layer="layout" svg:width="0.193cm" svg:height="0.142cm" svg:x="9.15cm" svg:y="0.919cm" svg:viewBox="0 0 194 143" svg:d="m16 0c58 16 115 42 165 78l-14 20 27 9c-1 2-1 3-2 4-1 2-1 4-2 6-18 53-6 8-11 11s-10 4-15 4-10-2-15-4c0-1-1-1-2-2-45-32-95-54-147-69l8-29zm140 130 3-4-2-1-27-9c-1 2-2 3-2 5z">
            <text:p/>
          </draw:path>
          <draw:path draw:style-name="gr3" draw:text-style-name="P1" draw:layer="layout" svg:width="0.154cm" svg:height="0.171cm" svg:x="9.313cm" svg:y="0.802cm" svg:viewBox="0 0 155 172" svg:d="m0 145c15-29 32-55 53-80 20-24 42-46 66-65l18 24 18 23c-20 17-39 35-57 56-17 21-33 44-45 69l-27-13z">
            <text:p/>
          </draw:path>
          <draw:path draw:style-name="gr3" draw:text-style-name="P1" draw:layer="layout" svg:width="0.186cm" svg:height="0.111cm" svg:x="9.484cm" svg:y="0.706cm" svg:viewBox="0 0 187 112" svg:d="m0 60c54-31 115-51 178-60l4 29 5 29c-56 9-110 26-157 54l-15-26z">
            <text:p/>
          </draw:path>
          <draw:path draw:style-name="gr3" draw:text-style-name="P1" draw:layer="layout" svg:width="0.184cm" svg:height="0.081cm" svg:x="9.725cm" svg:y="0.7cm" svg:viewBox="0 0 185 82" svg:d="m0 0h18c56 0 112 8 167 25l-9 29-8 28c-49-15-100-23-150-23-6 0-11 0-16 1l-1-30z">
            <text:p/>
          </draw:path>
          <draw:path draw:style-name="gr3" draw:text-style-name="P1" draw:layer="layout" svg:width="0.179cm" svg:height="0.144cm" svg:x="9.944cm" svg:y="0.747cm" svg:viewBox="0 0 180 145" svg:d="m24 0c56 24 110 59 156 103l-20 21-21 21c-40-39-88-69-139-91l12-27z">
            <text:p/>
          </draw:path>
          <draw:path draw:style-name="gr3" draw:text-style-name="P1" draw:layer="layout" svg:width="0.13cm" svg:height="0.188cm" svg:x="10.121cm" svg:y="0.895cm" svg:viewBox="0 0 131 189" svg:d="m45 0c35 43 65 93 86 149l-14 5 14 24c-5 3-8 5-13 7s-9 4-15 4-10-1-14-4-9-6-12-10c0-2 0-4-1-5-19-51-45-94-76-132l22-19zm35 178 14-5-1-2-13-26c-5 3-10 5-14 8z">
            <text:p/>
          </draw:path>
          <draw:path draw:style-name="gr3" draw:text-style-name="P1" draw:layer="layout" svg:width="0.184cm" svg:height="0.088cm" svg:x="10.282cm" svg:y="0.962cm" svg:viewBox="0 0 185 89" svg:d="m0 34c57-22 120-32 184-34l1 30v29c-57 1-113 11-165 30l-10-28z">
            <text:p/>
          </draw:path>
          <draw:path draw:style-name="gr3" draw:text-style-name="P1" draw:layer="layout" svg:width="0.185cm" svg:height="0.089cm" svg:x="10.523cm" svg:y="0.963cm" svg:viewBox="0 0 186 90" svg:d="m4 0c62 4 123 16 182 34l-9 28-9 28c-54-17-111-27-168-31l2-30z">
            <text:p/>
          </draw:path>
          <draw:path draw:style-name="gr3" draw:text-style-name="P1" draw:layer="layout" svg:width="0.184cm" svg:height="0.137cm" svg:x="10.745cm" svg:y="1.018cm" svg:viewBox="0 0 185 138" svg:d="m21 0c61 24 116 54 164 90l-19 24-17 24c-43-33-95-61-149-84l11-27z">
            <text:p/>
          </draw:path>
          <draw:path draw:style-name="gr3" draw:text-style-name="P1" draw:layer="layout" svg:width="0.142cm" svg:height="0.177cm" svg:x="10.935cm" svg:y="1.149cm" svg:viewBox="0 0 143 178" svg:d="m41 0c26 24 47 51 64 77 18 28 31 57 38 87l-28 7-29 7c-6-23-17-47-31-69-14-23-33-45-55-66l21-22z">
            <text:p/>
          </draw:path>
          <draw:path draw:style-name="gr3" draw:text-style-name="P1" draw:layer="layout" svg:width="0.118cm" svg:height="0.178cm" svg:x="10.967cm" svg:y="1.377cm" svg:viewBox="0 0 119 179" svg:d="m119 1c-1 30-7 60-19 90-12 29-30 59-55 88l-23-19-22-19c20-24 35-48 45-72 9-23 14-46 15-69l29 1z">
            <text:p/>
          </draw:path>
          <draw:path draw:style-name="gr3" draw:text-style-name="P1" draw:layer="layout" svg:width="0.162cm" svg:height="0.168cm" svg:x="10.976cm" svg:y="1.55cm" svg:viewBox="0 0 163 169" svg:d="m32 0c24 15 48 35 70 59 21 23 42 49 61 78l-25 16-25 16c-17-26-35-50-54-69s-39-37-59-50l16-26z">
            <text:p/>
          </draw:path>
          <draw:path draw:style-name="gr3" draw:text-style-name="P1" draw:layer="layout" svg:width="0.108cm" svg:height="0.185cm" svg:x="11.117cm" svg:y="1.742cm" svg:viewBox="0 0 109 186" svg:d="m53 0c27 55 48 116 56 178l-29 4-29 4c-8-55-26-109-51-159l26-13z">
            <text:p/>
          </draw:path>
          <draw:path draw:style-name="gr3" draw:text-style-name="P1" draw:layer="layout" svg:width="0.102cm" svg:height="0.183cm" svg:x="11.127cm" svg:y="1.982cm" svg:viewBox="0 0 103 184" svg:d="m103 1c0 32-5 63-13 94-9 31-22 61-40 89l-25-16-25-16c15-23 25-48 33-73 7-25 11-52 11-79l30 1z">
            <text:p/>
          </draw:path>
          <draw:path draw:style-name="gr3" draw:text-style-name="P1" draw:layer="layout" svg:width="0.179cm" svg:height="0.141cm" svg:x="10.957cm" svg:y="2.176cm" svg:viewBox="0 0 180 142" svg:d="m180 41c-20 20-43 39-69 56s-56 32-90 45l-10-27-11-28c29-11 56-24 79-40 22-14 41-29 58-47l21 21z">
            <text:p/>
          </draw:path>
        </draw:g>
        <draw:frame draw:style-name="gr4" draw:text-style-name="P1" draw:layer="layout" svg:width="2cm" svg:height="1.32cm" svg:x="5.13cm" svg:y="5.5cm">
          <draw:image xlink:href="Pictures/2000003F000019F8000016E1B25DA732.svm" xlink:type="simple" xlink:show="embed" xlink:actuate="onLoad">
            <text:p/>
          </draw:image>
        </draw:frame>
        <draw:frame draw:style-name="gr5" draw:text-style-name="P2" draw:layer="layout" svg:width="1.836cm" svg:height="0.625cm" svg:x="3.83cm" svg:y="11.125cm">
          <draw:text-box>
            <text:p><text:span text:style-name="T1">Spoke21</text:span></text:p>
          </draw:text-box>
        </draw:frame>
        <draw:frame draw:style-name="gr6" draw:text-style-name="P3" draw:layer="layout" svg:width="2.447cm" svg:height="0.662cm" svg:x="8.63cm" svg:y="1.413cm">
          <draw:text-box>
            <text:p text:style-name="P1"><text:span text:style-name="T2">Internet</text:span></text:p>
          </draw:text-box>
        </draw:frame>
        <draw:line draw:style-name="gr7" draw:text-style-name="P1" draw:layer="layout" svg:x1="6.83cm" svg:y1="5.75cm" svg:x2="9.625cm" svg:y2="4cm">
          <text:p/>
        </draw:line>
        <draw:frame draw:style-name="gr8" draw:text-style-name="P2" draw:layer="layout" svg:width="1.264cm" svg:height="0.625cm" svg:x="6.78cm" svg:y="8.75cm">
          <draw:text-box>
            <text:p><text:span text:style-name="T1">Hub2</text:span></text:p>
          </draw:text-box>
        </draw:frame>
        <draw:frame draw:style-name="gr4" draw:text-style-name="P1" draw:layer="layout" svg:width="2cm" svg:height="1.32cm" svg:x="12.23cm" svg:y="5.5cm">
          <draw:image xlink:href="Pictures/2000003F000019F8000016E1B25DA732.svm" xlink:type="simple" xlink:show="embed" xlink:actuate="onLoad">
            <text:p/>
          </draw:image>
        </draw:frame>
        <draw:frame draw:style-name="gr4" draw:text-style-name="P1" draw:layer="layout" svg:width="2cm" svg:height="1.32cm" svg:x="6.23cm" svg:y="7.5cm">
          <draw:image xlink:href="Pictures/2000003F000019F8000016E1B25DA732.svm" xlink:type="simple" xlink:show="embed" xlink:actuate="onLoad">
            <text:p/>
          </draw:image>
        </draw:frame>
        <draw:frame draw:style-name="gr4" draw:text-style-name="P1" draw:layer="layout" svg:width="2cm" svg:height="1.32cm" svg:x="13.355cm" svg:y="7.5cm">
          <draw:image xlink:href="Pictures/2000003F000019F8000016E1B25DA732.svm" xlink:type="simple" xlink:show="embed" xlink:actuate="onLoad">
            <text:p/>
          </draw:image>
        </draw:frame>
        <draw:line draw:style-name="gr9" draw:text-style-name="P1" draw:layer="layout" svg:x1="6.88cm" svg:y1="6.25cm" svg:x2="13.755cm" svg:y2="8.25cm">
          <text:p/>
        </draw:line>
        <draw:line draw:style-name="gr9" draw:text-style-name="P1" draw:layer="layout" svg:x1="8.005cm" svg:y1="8.25cm" svg:x2="13.756cm" svg:y2="8.25cm">
          <text:p/>
        </draw:line>
        <draw:line draw:style-name="gr9" draw:text-style-name="P1" draw:layer="layout" svg:x1="6.38cm" svg:y1="6.5cm" svg:x2="7.005cm" svg:y2="7.625cm">
          <text:p/>
        </draw:line>
        <draw:line draw:style-name="gr10" draw:text-style-name="P1" draw:layer="layout" svg:x1="12.63cm" svg:y1="6.25cm" svg:x2="8.005cm" svg:y2="8.25cm">
          <text:p/>
        </draw:line>
        <draw:line draw:style-name="gr10" draw:text-style-name="P1" draw:layer="layout" svg:x1="13.38cm" svg:y1="6.5cm" svg:x2="14.13cm" svg:y2="7.625cm">
          <text:p/>
        </draw:line>
        <draw:line draw:style-name="gr10" draw:text-style-name="P1" draw:layer="layout" svg:x1="8.005cm" svg:y1="8.375cm" svg:x2="13.755cm" svg:y2="8.375cm">
          <text:p/>
        </draw:line>
        <draw:line draw:style-name="gr7" draw:text-style-name="P1" draw:layer="layout" svg:x1="10.5cm" svg:y1="4cm" svg:x2="12.63cm" svg:y2="5.75cm">
          <text:p/>
        </draw:line>
        <draw:g>
          <draw:line draw:style-name="gr7" draw:text-style-name="P1" draw:layer="layout" svg:x1="8.485cm" svg:y1="9.239cm" svg:x2="8.268cm" svg:y2="9.388cm">
            <text:p/>
          </draw:line>
          <draw:line draw:style-name="gr7" draw:text-style-name="P1" draw:layer="layout" svg:x1="7.53cm" svg:y1="8.5cm" svg:x2="8.268cm" svg:y2="9.386cm">
            <text:p/>
          </draw:line>
          <draw:line draw:style-name="gr7" draw:text-style-name="P1" draw:layer="layout" svg:x1="8.485cm" svg:y1="9.239cm" svg:x2="9.18cm" svg:y2="10.125cm">
            <text:p/>
          </draw:line>
        </draw:g>
        <draw:frame draw:style-name="gr1" draw:text-style-name="P1" draw:layer="layout" svg:width="2cm" svg:height="1.76cm" svg:x="4.43cm" svg:y="9.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6.485cm" svg:y1="9.386cm" svg:x2="6.268cm" svg:y2="9.237cm">
            <text:p/>
          </draw:line>
          <draw:line draw:style-name="gr7" draw:text-style-name="P1" draw:layer="layout" svg:x1="5.53cm" svg:y1="10.125cm" svg:x2="6.268cm" svg:y2="9.239cm">
            <text:p/>
          </draw:line>
          <draw:line draw:style-name="gr7" draw:text-style-name="P1" draw:layer="layout" svg:x1="6.485cm" svg:y1="9.386cm" svg:x2="7.18cm" svg:y2="8.5cm">
            <text:p/>
          </draw:line>
        </draw:g>
        <draw:frame draw:style-name="gr1" draw:text-style-name="P1" draw:layer="layout" svg:width="2cm" svg:height="1.76cm" svg:x="15.38cm" svg:y="9.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15.685cm" svg:y1="9.239cm" svg:x2="15.468cm" svg:y2="9.388cm">
            <text:p/>
          </draw:line>
          <draw:line draw:style-name="gr7" draw:text-style-name="P1" draw:layer="layout" svg:x1="14.73cm" svg:y1="8.5cm" svg:x2="15.468cm" svg:y2="9.386cm">
            <text:p/>
          </draw:line>
          <draw:line draw:style-name="gr7" draw:text-style-name="P1" draw:layer="layout" svg:x1="15.685cm" svg:y1="9.239cm" svg:x2="16.38cm" svg:y2="10.125cm">
            <text:p/>
          </draw:line>
        </draw:g>
        <draw:frame draw:style-name="gr1" draw:text-style-name="P1" draw:layer="layout" svg:width="2cm" svg:height="1.76cm" svg:x="11.63cm" svg:y="9.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13.685cm" svg:y1="9.386cm" svg:x2="13.468cm" svg:y2="9.237cm">
            <text:p/>
          </draw:line>
          <draw:line draw:style-name="gr7" draw:text-style-name="P1" draw:layer="layout" svg:x1="12.73cm" svg:y1="10.125cm" svg:x2="13.468cm" svg:y2="9.239cm">
            <text:p/>
          </draw:line>
          <draw:line draw:style-name="gr7" draw:text-style-name="P1" draw:layer="layout" svg:x1="13.685cm" svg:y1="9.386cm" svg:x2="14.38cm" svg:y2="8.5cm">
            <text:p/>
          </draw:line>
        </draw:g>
        <draw:frame draw:style-name="gr1" draw:text-style-name="P1" draw:layer="layout" svg:width="2cm" svg:height="1.76cm" svg:x="15.755cm" svg:y="3.24cm">
          <draw:image xlink:href="Pictures/2000003F000019F8000016E1F6640E0E.svm" xlink:type="simple" xlink:show="embed" xlink:actuate="onLoad">
            <text:p/>
          </draw:image>
        </draw:frame>
        <draw:frame draw:style-name="gr5" draw:text-style-name="P2" draw:layer="layout" svg:width="1.836cm" svg:height="0.625cm" svg:x="7.58cm" svg:y="11.125cm">
          <draw:text-box>
            <text:p><text:span text:style-name="T1">Spoke22</text:span></text:p>
          </draw:text-box>
        </draw:frame>
        <draw:frame draw:style-name="gr8" draw:text-style-name="P2" draw:layer="layout" svg:width="1.264cm" svg:height="0.625cm" svg:x="13.88cm" svg:y="8.75cm">
          <draw:text-box>
            <text:p><text:span text:style-name="T1">Hub3</text:span></text:p>
          </draw:text-box>
        </draw:frame>
        <draw:g>
          <draw:line draw:style-name="gr7" draw:text-style-name="P1" draw:layer="layout" svg:x1="15.027cm" svg:y1="4.964cm" svg:x2="15.233cm" svg:y2="5.148cm">
            <text:p/>
          </draw:line>
          <draw:line draw:style-name="gr7" draw:text-style-name="P1" draw:layer="layout" svg:x1="14.005cm" svg:y1="5.774cm" svg:x2="15.232cm" svg:y2="5.148cm">
            <text:p/>
          </draw:line>
          <draw:line draw:style-name="gr7" draw:text-style-name="P1" draw:layer="layout" svg:x1="15.027cm" svg:y1="4.964cm" svg:x2="16.254cm" svg:y2="4.375cm">
            <text:p/>
          </draw:line>
        </draw:g>
        <draw:frame draw:style-name="gr1" draw:text-style-name="P1" draw:layer="layout" svg:width="2cm" svg:height="1.76cm" svg:x="15.98cm" svg:y="5.64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15.37cm" svg:y1="6.409cm" svg:x2="15.054cm" svg:y2="6.466cm">
            <text:p/>
          </draw:line>
          <draw:line draw:style-name="gr7" draw:text-style-name="P1" draw:layer="layout" svg:x1="13.98cm" svg:y1="6.125cm" svg:x2="15.054cm" svg:y2="6.466cm">
            <text:p/>
          </draw:line>
          <draw:line draw:style-name="gr7" draw:text-style-name="P1" draw:layer="layout" svg:x1="15.37cm" svg:y1="6.409cm" svg:x2="16.381cm" svg:y2="6.75cm">
            <text:p/>
          </draw:line>
        </draw:g>
        <draw:frame draw:style-name="gr11" draw:text-style-name="P1" draw:layer="layout" svg:width="2cm" svg:height="1.76cm" svg:x="1.855cm" svg:y="3.47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4.582cm" svg:y1="5.199cm" svg:x2="4.376cm" svg:y2="5.383cm">
            <text:p/>
          </draw:line>
          <draw:line draw:style-name="gr7" draw:text-style-name="P1" draw:layer="layout" svg:x1="5.605cm" svg:y1="6.009cm" svg:x2="4.378cm" svg:y2="5.383cm">
            <text:p/>
          </draw:line>
          <draw:line draw:style-name="gr7" draw:text-style-name="P1" draw:layer="layout" svg:x1="4.582cm" svg:y1="5.199cm" svg:x2="3.355cm" svg:y2="4.61cm">
            <text:p/>
          </draw:line>
        </draw:g>
        <draw:frame draw:style-name="gr11" draw:text-style-name="P1" draw:layer="layout" svg:width="2cm" svg:height="1.76cm" svg:x="1.63cm" svg:y="5.875cm">
          <draw:image xlink:href="Pictures/2000003F000019F8000016E1F6640E0E.svm" xlink:type="simple" xlink:show="embed" xlink:actuate="onLoad">
            <text:p/>
          </draw:image>
        </draw:frame>
        <draw:g>
          <draw:line draw:style-name="gr7" draw:text-style-name="P1" draw:layer="layout" svg:x1="4.24cm" svg:y1="6.644cm" svg:x2="4.556cm" svg:y2="6.701cm">
            <text:p/>
          </draw:line>
          <draw:line draw:style-name="gr7" draw:text-style-name="P1" draw:layer="layout" svg:x1="5.63cm" svg:y1="6.36cm" svg:x2="4.556cm" svg:y2="6.701cm">
            <text:p/>
          </draw:line>
          <draw:line draw:style-name="gr7" draw:text-style-name="P1" draw:layer="layout" svg:x1="4.241cm" svg:y1="6.644cm" svg:x2="3.23cm" svg:y2="6.985cm">
            <text:p/>
          </draw:line>
        </draw:g>
        <draw:frame draw:style-name="gr5" draw:text-style-name="P2" draw:layer="layout" svg:width="1.836cm" svg:height="0.625cm" svg:x="11.03cm" svg:y="11.126cm">
          <draw:text-box>
            <text:p><text:span text:style-name="T1">Spoke31</text:span></text:p>
          </draw:text-box>
        </draw:frame>
        <draw:frame draw:style-name="gr5" draw:text-style-name="P2" draw:layer="layout" svg:width="1.836cm" svg:height="0.625cm" svg:x="14.78cm" svg:y="11.126cm">
          <draw:text-box>
            <text:p><text:span text:style-name="T1">Spoke32</text:span></text:p>
          </draw:text-box>
        </draw:frame>
        <draw:frame draw:style-name="gr8" draw:text-style-name="P2" draw:layer="layout" svg:width="1.264cm" svg:height="0.625cm" svg:x="12.741cm" svg:y="5.125cm">
          <draw:text-box>
            <text:p><text:span text:style-name="T1">Hub4</text:span></text:p>
          </draw:text-box>
        </draw:frame>
        <draw:frame draw:style-name="gr8" draw:text-style-name="P2" draw:layer="layout" svg:width="1.264cm" svg:height="0.625cm" svg:x="5.541cm" svg:y="5.126cm">
          <draw:text-box>
            <text:p><text:span text:style-name="T1">Hub1</text:span></text:p>
          </draw:text-box>
        </draw:frame>
        <draw:frame draw:style-name="gr5" draw:text-style-name="P2" draw:layer="layout" svg:width="1.836cm" svg:height="0.625cm" svg:x="16.955cm" svg:y="7.25cm">
          <draw:text-box>
            <text:p><text:span text:style-name="T1">Spoke41</text:span></text:p>
          </draw:text-box>
        </draw:frame>
        <draw:frame draw:style-name="gr5" draw:text-style-name="P2" draw:layer="layout" svg:width="1.836cm" svg:height="0.625cm" svg:x="16.755cm" svg:y="4.851cm">
          <draw:text-box>
            <text:p><text:span text:style-name="T1">Spoke42</text:span></text:p>
          </draw:text-box>
        </draw:frame>
        <draw:frame draw:style-name="gr5" draw:text-style-name="P2" draw:layer="layout" svg:width="1.836cm" svg:height="0.625cm" svg:x="2.355cm" svg:y="7.551cm">
          <draw:text-box>
            <text:p><text:span text:style-name="T1">Spoke12</text:span></text:p>
          </draw:text-box>
        </draw:frame>
        <draw:frame draw:style-name="gr5" draw:text-style-name="P2" draw:layer="layout" svg:width="1.836cm" svg:height="0.625cm" svg:x="2.555cm" svg:y="5.052cm">
          <draw:text-box>
            <text:p><text:span text:style-name="T1">Spoke11</text:span></text:p>
          </draw:text-box>
        </draw:frame>
        <draw:line draw:style-name="gr7" draw:text-style-name="P1" draw:layer="layout" svg:x1="2.25cm" svg:y1="1.3cm" svg:x2="3.5cm" svg:y2="1.3cm">
          <text:p/>
        </draw:line>
        <draw:line draw:style-name="gr10" draw:text-style-name="P1" draw:layer="layout" svg:x1="2.25cm" svg:y1="1.525cm" svg:x2="3.5cm" svg:y2="1.525cm">
          <text:p/>
        </draw:line>
        <draw:line draw:style-name="gr9" draw:text-style-name="P1" draw:layer="layout" svg:x1="2.25cm" svg:y1="1.775cm" svg:x2="3.5cm" svg:y2="1.775cm">
          <text:p/>
        </draw:line>
        <draw:frame draw:style-name="gr8" draw:text-style-name="P4" draw:layer="layout" svg:width="1.125cm" svg:height="0.625cm" svg:x="3.375cm" svg:y="1.25cm">
          <draw:text-box>
            <text:p><text:span text:style-name="T3">LAN</text:span></text:p>
          </draw:text-box>
        </draw:frame>
        <draw:g>
          <draw:line draw:style-name="gr7" draw:text-style-name="P1" draw:layer="layout" svg:x1="2.875cm" svg:y1="2.388cm" svg:x2="3.001cm" svg:y2="2.47cm">
            <text:p/>
          </draw:line>
          <draw:line draw:style-name="gr7" draw:text-style-name="P1" draw:layer="layout" svg:x1="2.25cm" svg:y1="2.75cm" svg:x2="3cm" svg:y2="2.47cm">
            <text:p/>
          </draw:line>
          <draw:line draw:style-name="gr7" draw:text-style-name="P1" draw:layer="layout" svg:x1="2.875cm" svg:y1="2.388cm" svg:x2="3.625cm" svg:y2="2.125cm">
            <text:p/>
          </draw:line>
        </draw:g>
        <draw:frame draw:style-name="gr8" draw:text-style-name="P4" draw:layer="layout" svg:width="1.125cm" svg:height="0.625cm" svg:x="3.376cm" svg:y="2.151cm">
          <draw:text-box>
            <text:p><text:span text:style-name="T3">WAN</text:span></text:p>
          </draw:text-box>
        </draw:frame>
        <draw:frame draw:style-name="gr1" draw:text-style-name="P1" draw:layer="layout" svg:width="3.5cm" svg:height="0.32cm" svg:x="8cm" svg:y="3.805cm">
          <draw:image xlink:href="Pictures/100002010000032000000049CBC4EA47.png" xlink:type="simple" xlink:show="embed" xlink:actuate="onLoad">
            <text:p/>
          </draw:image>
        </draw:frame>
        <draw:frame draw:style-name="gr12" draw:text-style-name="P1" draw:layer="layout" svg:width="2.4cm" svg:height="1.73cm" svg:x="8.475cm" svg:y="2.125cm">
          <draw:image xlink:href="Pictures/20000001000015FB0000160FF0BE7D37.svg" xlink:type="simple" xlink:show="embed" xlink:actuate="onLoad">
            <text:p/>
          </draw:image>
        </draw:frame>
        <draw:line draw:style-name="gr7" draw:text-style-name="P1" draw:layer="layout" svg:x1="9.75cm" svg:y1="3.875cm" svg:x2="9.75cm" svg:y2="3.375cm">
          <text:p/>
        </draw:line>
        <draw:line draw:style-name="gr7" draw:text-style-name="P1" draw:layer="layout" svg:x1="5.5cm" svg:y1="12.125cm" svg:x2="5.5cm" svg:y2="11cm">
          <text:p/>
        </draw:line>
        <draw:line draw:style-name="gr7" draw:text-style-name="P1" draw:layer="layout" svg:x1="5.75cm" svg:y1="12.125cm" svg:x2="5.25cm" svg:y2="12.125cm">
          <text:p/>
        </draw:line>
        <draw:frame draw:style-name="gr13" draw:text-style-name="P4" draw:layer="layout" svg:width="1.645cm" svg:height="0.625cm" svg:x="4.7cm" svg:y="12cm">
          <draw:text-box>
            <text:p><text:span text:style-name="T3">dummy0</text:span></text:p>
          </draw:text-box>
        </draw:frame>
        <draw:line draw:style-name="gr7" draw:text-style-name="P1" draw:layer="layout" svg:x1="9.301cm" svg:y1="12.111cm" svg:x2="9.301cm" svg:y2="10.986cm">
          <text:p/>
        </draw:line>
        <draw:line draw:style-name="gr7" draw:text-style-name="P1" draw:layer="layout" svg:x1="9.551cm" svg:y1="12.111cm" svg:x2="9.051cm" svg:y2="12.111cm">
          <text:p/>
        </draw:line>
        <draw:frame draw:style-name="gr13" draw:text-style-name="P4" draw:layer="layout" svg:width="1.645cm" svg:height="0.625cm" svg:x="8.501cm" svg:y="11.986cm">
          <draw:text-box>
            <text:p><text:span text:style-name="T3">dummy0</text:span></text:p>
          </draw:text-box>
        </draw:frame>
        <draw:line draw:style-name="gr7" draw:text-style-name="P1" draw:layer="layout" svg:x1="12.701cm" svg:y1="12.111cm" svg:x2="12.701cm" svg:y2="10.986cm">
          <text:p/>
        </draw:line>
        <draw:line draw:style-name="gr7" draw:text-style-name="P1" draw:layer="layout" svg:x1="12.951cm" svg:y1="12.111cm" svg:x2="12.451cm" svg:y2="12.111cm">
          <text:p/>
        </draw:line>
        <draw:frame draw:style-name="gr13" draw:text-style-name="P4" draw:layer="layout" svg:width="1.645cm" svg:height="0.625cm" svg:x="11.901cm" svg:y="11.986cm">
          <draw:text-box>
            <text:p><text:span text:style-name="T3">dummy0</text:span></text:p>
          </draw:text-box>
        </draw:frame>
        <draw:line draw:style-name="gr7" draw:text-style-name="P1" draw:layer="layout" svg:x1="16.501cm" svg:y1="12.111cm" svg:x2="16.501cm" svg:y2="10.986cm">
          <text:p/>
        </draw:line>
        <draw:line draw:style-name="gr7" draw:text-style-name="P1" draw:layer="layout" svg:x1="16.751cm" svg:y1="12.111cm" svg:x2="16.251cm" svg:y2="12.111cm">
          <text:p/>
        </draw:line>
        <draw:frame draw:style-name="gr13" draw:text-style-name="P4" draw:layer="layout" svg:width="1.645cm" svg:height="0.625cm" svg:x="15.701cm" svg:y="11.986cm">
          <draw:text-box>
            <text:p><text:span text:style-name="T3">dummy0</text:span></text:p>
          </draw:text-box>
        </draw:frame>
        <draw:line draw:style-name="gr7" draw:text-style-name="P1" draw:layer="layout" svg:x1="17.03cm" svg:y1="8.25cm" svg:x2="17.03cm" svg:y2="7.125cm">
          <text:p/>
        </draw:line>
        <draw:line draw:style-name="gr7" draw:text-style-name="P1" draw:layer="layout" svg:x1="17.28cm" svg:y1="8.25cm" svg:x2="16.78cm" svg:y2="8.25cm">
          <text:p/>
        </draw:line>
        <draw:frame draw:style-name="gr13" draw:text-style-name="P4" draw:layer="layout" svg:width="1.645cm" svg:height="0.625cm" svg:x="16.23cm" svg:y="8.125cm">
          <draw:text-box>
            <text:p><text:span text:style-name="T3">dummy0</text:span></text:p>
          </draw:text-box>
        </draw:frame>
        <draw:line draw:style-name="gr7" draw:text-style-name="P1" draw:layer="layout" svg:x1="16.831cm" svg:y1="5.736cm" svg:x2="16.831cm" svg:y2="4.611cm">
          <text:p/>
        </draw:line>
        <draw:line draw:style-name="gr7" draw:text-style-name="P1" draw:layer="layout" svg:x1="17.081cm" svg:y1="5.736cm" svg:x2="16.581cm" svg:y2="5.736cm">
          <text:p/>
        </draw:line>
        <draw:frame draw:style-name="gr13" draw:text-style-name="P4" draw:layer="layout" svg:width="1.645cm" svg:height="0.625cm" svg:x="16.031cm" svg:y="5.611cm">
          <draw:text-box>
            <text:p><text:span text:style-name="T3">dummy0</text:span></text:p>
          </draw:text-box>
        </draw:frame>
        <draw:line draw:style-name="gr7" draw:text-style-name="P1" draw:layer="layout" svg:x1="2.53cm" svg:y1="8.375cm" svg:x2="2.53cm" svg:y2="7.25cm">
          <text:p/>
        </draw:line>
        <draw:line draw:style-name="gr7" draw:text-style-name="P1" draw:layer="layout" svg:x1="2.78cm" svg:y1="8.375cm" svg:x2="2.28cm" svg:y2="8.375cm">
          <text:p/>
        </draw:line>
        <draw:frame draw:style-name="gr13" draw:text-style-name="P4" draw:layer="layout" svg:width="1.645cm" svg:height="0.625cm" svg:x="1.73cm" svg:y="8.25cm">
          <draw:text-box>
            <text:p><text:span text:style-name="T3">dummy0</text:span></text:p>
          </draw:text-box>
        </draw:frame>
        <draw:line draw:style-name="gr7" draw:text-style-name="P1" draw:layer="layout" svg:x1="2.731cm" svg:y1="5.961cm" svg:x2="2.731cm" svg:y2="4.836cm">
          <text:p/>
        </draw:line>
        <draw:line draw:style-name="gr7" draw:text-style-name="P1" draw:layer="layout" svg:x1="2.981cm" svg:y1="5.961cm" svg:x2="2.481cm" svg:y2="5.961cm">
          <text:p/>
        </draw:line>
        <draw:frame draw:style-name="gr13" draw:text-style-name="P4" draw:layer="layout" svg:width="1.645cm" svg:height="0.625cm" svg:x="1.931cm" svg:y="5.836cm">
          <draw:text-box>
            <text:p><text:span text:style-name="T3">dummy0</text:span></text:p>
          </draw:text-box>
        </draw:frame>
        <draw:frame draw:style-name="gr6" draw:text-style-name="P3" draw:layer="layout" svg:width="2.83cm" svg:height="0.662cm" svg:x="8.631cm" svg:y="5.413cm">
          <draw:text-box>
            <text:p text:style-name="P1"><text:span text:style-name="T2">OSPF area 0</text:span></text:p>
          </draw:text-box>
        </draw:frame>
        <draw:custom-shape draw:style-name="gr14" draw:text-style-name="P5" draw:layer="layout" svg:width="2.472cm" svg:height="0.394cm" draw:transform="rotate (0.557981761862587) translate (6.783cm 5.238cm)">
          <text:p text:style-name="P5"><text:span text:style-name="T4">default route</text:span></text:p>
          <draw:enhanced-geometry svg:viewBox="0 0 21600 21600" draw:text-areas="0 0 21600 21600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2.472cm" svg:height="0.394cm" draw:transform="rotate (0.687834258210965) translate (10.768cm 5.33cm)">
          <text:p text:style-name="P5"><text:span text:style-name="T4"><text:s text:c="2"/></text:span><text:span text:style-name="T4">default route</text:span></text:p>
          <draw:enhanced-geometry svg:viewBox="0 0 21600 21600" draw:text-areas="0 0 21600 21600" draw:mirror-vertical="false" draw:mirror-horizontal="true" draw:type="pentagon-right" draw:modifiers="18717.670845127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.5cm" svg:height="0.55cm" svg:x="16.375cm" svg:y="8.625cm">
          <draw:image xlink:href="Pictures/1000000000000064000000254EDBE6F7.jpg" xlink:type="simple" xlink:show="embed" xlink:actuate="onLoad">
            <text:p/>
          </draw:image>
        </draw:frame>
        <draw:custom-shape draw:style-name="gr14" draw:text-style-name="P5" draw:layer="layout" svg:width="2.472cm" svg:height="0.394cm" draw:transform="rotate (-0.484677933278825) translate (3.559cm 4.125cm)">
          <text:p text:style-name="P5"><text:span text:style-name="T4">static route</text:span></text:p>
          <draw:enhanced-geometry svg:viewBox="0 0 21600 21600" draw:text-areas="0 0 21600 21600" draw:type="pentagon-right" draw:modifiers="18682.73352203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.5cm" svg:height="0.55cm" svg:x="1.775cm" svg:y="8.725cm">
          <draw:image xlink:href="Pictures/1000000000000064000000254EDBE6F7.jpg" xlink:type="simple" xlink:show="embed" xlink:actuate="onLoad">
            <text:p/>
          </draw:image>
        </draw:frame>
        <draw:frame draw:style-name="gr5" draw:text-style-name="P2" draw:layer="layout" svg:width="1.645cm" svg:height="0.625cm" svg:x="10.43cm" svg:y="2.926cm">
          <draw:text-box>
            <text:p><text:span text:style-name="T1">Coo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1-15T21:35:39</dc:date>
    <meta:editing-duration>PT7H52S</meta:editing-duration>
    <meta:editing-cycles>24</meta:editing-cycles>
    <meta:generator>LibreOffice/3.5$Linux_X86_64 LibreOffice_project/350m1$Build-2</meta:generator>
    <meta:document-statistic meta:object-count="149"/>
  </office:meta>
</office:document-meta>
</file>